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44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5.11pt"/>
    </style:style>
    <style:style style:name="co6" style:family="table-column">
      <style:table-column-properties fo:break-before="auto" style:column-width="155.91pt"/>
    </style:style>
    <style:style style:name="co7" style:family="table-column">
      <style:table-column-properties fo:break-before="auto" style:column-width="59.81pt"/>
    </style:style>
    <style:style style:name="co8" style:family="table-column">
      <style:table-column-properties fo:break-before="auto" style:column-width="6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-2-novec" table:style-name="ta1">
        <table:shapes>
          <draw:frame draw:z-index="0" draw:style-name="gr1" draw:text-style-name="P1" svg:width="599.19pt" svg:height="450.77pt" svg:x="13.1pt" svg:y="105.39pt">
            <loext:p draw:notify-on-update-of-ranges="'data-2-novec'.B1:'data-2-novec'.B1 'data-2-novec'.B2:'data-2-novec'.B7 'data-2-novec'.C1:'data-2-novec'.C1 'data-2-novec'.C2:'data-2-novec'.C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6.3pt" svg:height="390.1pt" svg:x="23.73pt" svg:y="589.15pt">
            <loext:p draw:notify-on-update-of-ranges="'data-2-novec'.F2:'data-2-novec'.F4 'data-2-novec'.G1:'data-2-novec'.G1 'data-2-novec'.G2:'data-2-novec'.G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string" calcext:value-type="string">
            <text:p><text:s/>ARRAYSIZE</text:p>
          </table:table-cell>
          <table:table-cell office:value-type="string" calcext:value-type="string">
            <text:p><text:s/>MegaSquareRoot Per Second</text:p>
          </table:table-cell>
          <table:table-cell/>
          <table:table-cell office:value-type="string" calcext:value-type="string">
            <text:p><text:s/>ARRAYSIZE</text:p>
          </table:table-cell>
          <table:table-cell office:value-type="string" calcext:value-type="string">
            <text:p>NUMT</text:p>
          </table:table-cell>
          <table:table-cell office:value-type="string" calcext:value-type="string">
            <text:p><text:s/>MegaSquareRoot Per Seco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123.84" calcext:value-type="float">
            <text:p>123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.89" calcext:value-type="float">
            <text:p>17.8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231.37" calcext:value-type="float">
            <text:p>231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.41" calcext:value-type="float">
            <text:p>127.4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327.65" calcext:value-type="float">
            <text:p>327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0.67" calcext:value-type="float">
            <text:p>310.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71.16" calcext:value-type="float">
            <text:p>471.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01.11" calcext:value-type="float">
            <text:p>501.11</text:p>
          </table:table-cell>
          <table:table-cell table:number-columns-repeated="4"/>
        </table:table-row>
      </table:table>
      <table:table table:name="data-2-vec" table:style-name="ta1">
        <table:shapes>
          <draw:frame draw:z-index="0" draw:style-name="gr1" draw:text-style-name="P1" svg:width="557.57pt" svg:height="414.77pt" svg:x="9.72pt" svg:y="103.66pt">
            <loext:p draw:notify-on-update-of-ranges="'data-2-vec'.B1:'data-2-vec'.B1 'data-2-vec'.B2:'data-2-vec'.B7 'data-2-vec'.C1:'data-2-vec'.C1 'data-2-vec'.C2:'data-2-vec'.C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64.46pt" svg:height="363.26pt" svg:x="7.85pt" svg:y="550.71pt">
            <loext:p draw:notify-on-update-of-ranges="'data-2-vec'.F1:'data-2-vec'.F1 'data-2-vec'.F2:'data-2-vec'.F4 'data-2-vec'.G1:'data-2-vec'.G1 'data-2-vec'.G2:'data-2-vec'.G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T</text:p>
          </table:table-cell>
          <table:table-cell office:value-type="string" calcext:value-type="string">
            <text:p><text:s/>ARRAYSIZE</text:p>
          </table:table-cell>
          <table:table-cell office:value-type="string" calcext:value-type="string">
            <text:p><text:s/>MegaSquareRoot Per Second</text:p>
          </table:table-cell>
          <table:table-cell/>
          <table:table-cell office:value-type="string" calcext:value-type="string">
            <text:p><text:s/>ARRAYSIZE</text:p>
          </table:table-cell>
          <table:table-cell office:value-type="string" calcext:value-type="string">
            <text:p>NUMT</text:p>
          </table:table-cell>
          <table:table-cell office:value-type="string" calcext:value-type="string">
            <text:p><text:s/>MegaSquareRoot Per Seco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27.38" calcext:value-type="float">
            <text:p>227.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1.44" calcext:value-type="float">
            <text:p>31.44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379.95" calcext:value-type="float">
            <text:p>379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.72" calcext:value-type="float">
            <text:p>103.72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office:value-type="float" office:value="520.06" calcext:value-type="float">
            <text:p>52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4.68" calcext:value-type="float">
            <text:p>524.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92.86" calcext:value-type="float">
            <text:p>892.8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973.04" calcext:value-type="float">
            <text:p>973.04</text:p>
          </table:table-cell>
          <table:table-cell table:number-columns-repeated="4"/>
        </table:table-row>
      </table:table>
      <table:table table:name="vec-vs-novec" table:style-name="ta1">
        <table:shapes>
          <draw:frame draw:z-index="0" draw:style-name="gr1" draw:text-style-name="P1" svg:width="662.94pt" svg:height="399.37pt" svg:x="36.88pt" svg:y="108.17pt">
            <loext:p draw:notify-on-update-of-ranges="'vec-vs-novec'.A1:'vec-vs-novec'.A1 'vec-vs-novec'.A2:'vec-vs-novec'.A7 'vec-vs-novec'.B1:'vec-vs-novec'.B1 'vec-vs-novec'.B2:'vec-vs-novec'.B7 'vec-vs-novec'.A1:'vec-vs-novec'.A1 'vec-vs-novec'.A2:'vec-vs-novec'.A7 'vec-vs-novec'.C1:'vec-vs-novec'.C1 'vec-vs-novec'.C2:'vec-vs-novec'.C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42.22pt" svg:height="387.21pt" svg:x="45.95pt" svg:y="527.39pt">
            <loext:p draw:notify-on-update-of-ranges="'vec-vs-novec'.E1:'vec-vs-novec'.E1 'vec-vs-novec'.E2:'vec-vs-novec'.E4 'vec-vs-novec'.F1:'vec-vs-novec'.F1 'vec-vs-novec'.F2:'vec-vs-novec'.F4 'vec-vs-novec'.E1:'vec-vs-novec'.E1 'vec-vs-novec'.E2:'vec-vs-novec'.E4 'vec-vs-novec'.G1:'vec-vs-novec'.G1 'vec-vs-novec'.G2:'vec-vs-novec'.G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<text:s/>ARRAYSIZE</text:p>
          </table:table-cell>
          <table:table-cell office:value-type="string" calcext:value-type="string">
            <text:p>Non-Vec</text:p>
          </table:table-cell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NUMT</text:p>
          </table:table-cell>
          <table:table-cell office:value-type="string" calcext:value-type="string">
            <text:p>non-vec</text:p>
          </table:table-cell>
          <table:table-cell office:value-type="string" calcext:value-type="string">
            <text:p>vec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5" calcext:value-type="float">
            <text:p>1.65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.84" calcext:value-type="float">
            <text:p>123.84</text:p>
          </table:table-cell>
          <table:table-cell office:value-type="float" office:value="227.38" calcext:value-type="float">
            <text:p>227.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7.89" calcext:value-type="float">
            <text:p>17.89</text:p>
          </table:table-cell>
          <table:table-cell office:value-type="float" office:value="31.44" calcext:value-type="float">
            <text:p>31.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1.37" calcext:value-type="float">
            <text:p>231.37</text:p>
          </table:table-cell>
          <table:table-cell office:value-type="float" office:value="379.95" calcext:value-type="float">
            <text:p>379.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27.41" calcext:value-type="float">
            <text:p>127.41</text:p>
          </table:table-cell>
          <table:table-cell office:value-type="float" office:value="103.72" calcext:value-type="float">
            <text:p>103.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7.65" calcext:value-type="float">
            <text:p>327.65</text:p>
          </table:table-cell>
          <table:table-cell office:value-type="float" office:value="520.06" calcext:value-type="float">
            <text:p>520.0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10.67" calcext:value-type="float">
            <text:p>310.67</text:p>
          </table:table-cell>
          <table:table-cell office:value-type="float" office:value="524.68" calcext:value-type="float">
            <text:p>524.68</text:p>
          </table:table-cell>
          <table:table-cell table:number-columns-repeated="4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471.16" calcext:value-type="float">
            <text:p>471.16</text:p>
          </table:table-cell>
          <table:table-cell office:value-type="float" office:value="892.86" calcext:value-type="float">
            <text:p>892.86</text:p>
          </table:table-cell>
          <table:table-cell table:number-columns-repeated="4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501.11" calcext:value-type="float">
            <text:p>501.11</text:p>
          </table:table-cell>
          <table:table-cell office:value-type="float" office:value="973.04" calcext:value-type="float">
            <text:p>973.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9T23:27:25.899512847</dc:date>
    <meta:editing-duration>PT1H42M1S</meta:editing-duration>
    <meta:editing-cycles>14</meta:editing-cycles>
    <meta:generator>LibreOffice/5.1.6.2$Linux_X86_64 LibreOffice_project/10m0$Build-2</meta:generator>
    <meta:document-statistic meta:table-count="3" meta:cell-count="9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9cm" svg:height="15.903cm" xlink:href=".." xlink:type="simple" chart:class="chart:scatter" chart:style-name="ch1">
        <chart:title svg:x="5.789cm" svg:y="0.454cm" chart:style-name="ch2">
          <text:p>Performance versus Data Size, Non-Vectorized</text:p>
        </chart:title>
        <chart:subtitle svg:x="9.295cm" svg:y="1.551cm" chart:style-name="ch3">
          <text:p>with 4 threads</text:p>
        </chart:subtitle>
        <chart:legend chart:legend-position="bottom" svg:x="7.673cm" svg:y="15.12cm" style:legend-expansion="wide" chart:style-name="ch4"/>
        <chart:plot-area chart:style-name="ch5" table:cell-range-address="'data-2-novec'.B1:'data-2-novec'.C7" chart:data-source-has-labels="row" svg:x="1.433cm" svg:y="2.552cm" svg:width="19.284cm" svg:height="11.269cm">
          <chartooo:coordinate-region svg:x="2.24cm" svg:y="2.751cm" svg:width="17.642cm" svg:height="10.423cm"/>
          <chart:axis chart:dimension="x" chart:name="primary-x" chart:style-name="ch6">
            <chart:title svg:x="7.843cm" svg:y="14.139cm" chart:style-name="ch7">
              <text:p>Data Size (number of element in each array)</text:p>
            </chart:title>
          </chart:axis>
          <chart:axis chart:dimension="y" chart:name="primary-y" chart:style-name="ch6">
            <chart:title svg:x="0.451cm" svg:y="11.683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2-novec'.C2:'data-2-novec'.C7" chart:label-cell-address="'data-2-novec'.C1:'data-2-novec'.C1" chart:class="chart:scatter">
            <chart:domain table:cell-range-address="'data-2-novec'.B2:'data-2-novec'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egaSquareRoot Per Second</text:p>
                <draw:g>
                  <svg:desc>'data-2-novec'.C1:'data-2-nove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data-2-novec'.B2:'data-2-novec'.B7</svg:desc>
                </draw:g>
              </table:table-cell>
              <table:table-cell office:value-type="float" office:value="1.65">
                <text:p>1.65</text:p>
                <draw:g>
                  <svg:desc>'data-2-novec'.C2:'data-2-novec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27.41">
                <text:p>127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10.67">
                <text:p>310.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471.16">
                <text:p>471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501.11">
                <text:p>501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37cm" svg:height="13.763cm" xlink:href=".." xlink:type="simple" chart:class="chart:scatter" chart:style-name="ch1">
        <chart:title svg:x="4.812cm" svg:y="0.411cm" chart:style-name="ch2">
          <text:p>Performance versus Number of Threads, Non-Vectorized</text:p>
        </chart:title>
        <chart:subtitle svg:x="8.238cm" svg:y="1.465cm" chart:style-name="ch3">
          <text:p>with Data Size = 1000000</text:p>
        </chart:subtitle>
        <chart:legend chart:legend-position="bottom" svg:x="7.622cm" svg:y="12.98cm" style:legend-expansion="wide" chart:style-name="ch4"/>
        <chart:plot-area chart:style-name="ch5" table:cell-range-address="'data-2-novec'.F2:'data-2-novec'.G4 'data-2-novec'.G1:'data-2-novec'.G1" chart:data-source-has-labels="row" svg:x="1.431cm" svg:y="2.423cm" svg:width="19.186cm" svg:height="9.301cm">
          <chartooo:coordinate-region svg:x="2.238cm" svg:y="2.622cm" svg:width="18.139cm" svg:height="8.455cm"/>
          <chart:axis chart:dimension="x" chart:name="primary-x" chart:style-name="ch6">
            <chart:title svg:x="9.591cm" svg:y="11.999cm" chart:style-name="ch7">
              <text:p>Number of Threads</text:p>
            </chart:title>
          </chart:axis>
          <chart:axis chart:dimension="y" chart:name="primary-y" chart:style-name="ch6">
            <chart:title svg:x="0.451cm" svg:y="10.57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2-novec'.G2:'data-2-novec'.G4" chart:label-cell-address="'data-2-novec'.G1:'data-2-novec'.G1" chart:class="chart:scatter">
            <chart:domain table:cell-range-address="'data-2-novec'.F2:'data-2-novec'.F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MegaSquareRoot Per Second</text:p>
                <draw:g>
                  <svg:desc>'data-2-novec'.G1:'data-2-nov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2-novec'.F2:'data-2-novec'.F4</svg:desc>
                </draw:g>
              </table:table-cell>
              <table:table-cell office:value-type="float" office:value="123.84">
                <text:p>123.84</text:p>
                <draw:g>
                  <svg:desc>'data-2-novec'.G2:'data-2-novec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1.37">
                <text:p>231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27.65">
                <text:p>327.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71cm" svg:height="14.633cm" xlink:href=".." xlink:type="simple" chart:class="chart:scatter" chart:style-name="ch1">
        <chart:title svg:x="5.532cm" svg:y="0.428cm" chart:style-name="ch2">
          <text:p>Performance versus Data Size, Vectorized</text:p>
        </chart:title>
        <chart:subtitle svg:x="8.561cm" svg:y="1.499cm" chart:style-name="ch3">
          <text:p>with 4 threads</text:p>
        </chart:subtitle>
        <chart:legend chart:legend-position="bottom" svg:x="6.939cm" svg:y="13.85cm" style:legend-expansion="wide" chart:style-name="ch4"/>
        <chart:plot-area chart:style-name="ch5" table:cell-range-address="'data-2-vec'.B1:'data-2-vec'.C7" chart:data-source-has-labels="row" svg:x="1.404cm" svg:y="2.474cm" svg:width="17.874cm" svg:height="10.103cm">
          <chartooo:coordinate-region svg:x="2.211cm" svg:y="2.674cm" svg:width="16.047cm" svg:height="9.256cm"/>
          <chart:axis chart:dimension="x" chart:name="primary-x" chart:style-name="ch6">
            <chart:title svg:x="7.109cm" svg:y="12.869cm" chart:style-name="ch7">
              <text:p>Data Size (number of element in each array)</text:p>
            </chart:title>
          </chart:axis>
          <chart:axis chart:dimension="y" chart:name="primary-y" chart:style-name="ch6">
            <chart:title svg:x="0.451cm" svg:y="11.022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2-vec'.C2:'data-2-vec'.C7" chart:label-cell-address="'data-2-vec'.C1:'data-2-vec'.C1" chart:class="chart:scatter">
            <chart:domain table:cell-range-address="'data-2-vec'.B2:'data-2-vec'.B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MegaSquareRoot Per Second</text:p>
                <draw:g>
                  <svg:desc>'data-2-vec'.C1:'data-2-ve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data-2-vec'.B2:'data-2-vec'.B7</svg:desc>
                </draw:g>
              </table:table-cell>
              <table:table-cell office:value-type="float" office:value="1.7">
                <text:p>1.7</text:p>
                <draw:g>
                  <svg:desc>'data-2-vec'.C2:'data-2-vec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03.72">
                <text:p>10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524.68">
                <text:p>52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892.86">
                <text:p>892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973.04">
                <text:p>973.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4cm" svg:height="12.816cm" xlink:href=".." xlink:type="simple" chart:class="chart:scatter" chart:style-name="ch1">
        <chart:title svg:x="4.728cm" svg:y="0.392cm" chart:style-name="ch2">
          <text:p>Performance versus Number of Threads, Vectorized</text:p>
        </chart:title>
        <chart:subtitle svg:x="7.677cm" svg:y="1.427cm" chart:style-name="ch3">
          <text:p>with Data Size = 1000000</text:p>
        </chart:subtitle>
        <chart:legend chart:legend-position="bottom" svg:x="7.061cm" svg:y="12.033cm" style:legend-expansion="wide" chart:style-name="ch4"/>
        <chart:plot-area chart:style-name="ch5" table:cell-range-address="'data-2-vec'.F1:'data-2-vec'.G4" chart:data-source-has-labels="row" svg:x="1.409cm" svg:y="2.366cm" svg:width="18.107cm" svg:height="8.43cm">
          <chartooo:coordinate-region svg:x="2.216cm" svg:y="2.566cm" svg:width="17.06cm" svg:height="7.583cm"/>
          <chart:axis chart:dimension="x" chart:name="primary-x" chart:style-name="ch6">
            <chart:title svg:x="9.029cm" svg:y="11.052cm" chart:style-name="ch7">
              <text:p>Number of Threads</text:p>
            </chart:title>
          </chart:axis>
          <chart:axis chart:dimension="y" chart:name="primary-y" chart:style-name="ch6">
            <chart:title svg:x="0.451cm" svg:y="10.078cm" chart:style-name="ch8">
              <text:p>Performance (in Mega SquareRoot per Second)</text:p>
            </chart:title>
            <chart:grid chart:style-name="ch9" chart:class="major"/>
          </chart:axis>
          <chart:series chart:style-name="ch10" chart:values-cell-range-address="'data-2-vec'.G2:'data-2-vec'.G4" chart:label-cell-address="'data-2-vec'.G1:'data-2-vec'.G1" chart:class="chart:scatter">
            <chart:domain table:cell-range-address="'data-2-vec'.F2:'data-2-vec'.F4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 MegaSquareRoot Per Second</text:p>
                <draw:g>
                  <svg:desc>'data-2-vec'.G1:'data-2-v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ata-2-vec'.F2:'data-2-vec'.F4</svg:desc>
                </draw:g>
              </table:table-cell>
              <table:table-cell office:value-type="float" office:value="227.38">
                <text:p>227.38</text:p>
                <draw:g>
                  <svg:desc>'data-2-vec'.G2:'data-2-vec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9.95">
                <text:p>379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0.06">
                <text:p>520.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88cm" svg:height="14.09cm" xlink:href=".." xlink:type="simple" chart:class="chart:scatter" chart:style-name="ch1">
        <chart:title svg:x="7.02cm" svg:y="0.417cm" chart:style-name="ch2">
          <text:p>Performance of Non-Vectorized vs. Vectorized</text:p>
        </chart:title>
        <chart:subtitle svg:x="9.203cm" svg:y="1.477cm" chart:style-name="ch3">
          <text:p>on Data Size, with 4 threads</text:p>
        </chart:subtitle>
        <chart:legend chart:legend-position="bottom" svg:x="9.621cm" svg:y="13.307cm" style:legend-expansion="wide" chart:style-name="ch4"/>
        <chart:plot-area chart:style-name="ch5" table:cell-range-address="'vec-vs-novec'.A1:'vec-vs-novec'.C7" chart:data-source-has-labels="row" svg:x="1.478cm" svg:y="2.441cm" svg:width="21.443cm" svg:height="9.604cm">
          <chartooo:coordinate-region svg:x="2.285cm" svg:y="2.64cm" svg:width="19.616cm" svg:height="8.758cm"/>
          <chart:axis chart:dimension="x" chart:name="primary-x" chart:style-name="ch6">
            <chart:title svg:x="8.967cm" svg:y="12.326cm" chart:style-name="ch7">
              <text:p>Data Size (number of element in each array)</text:p>
            </chart:title>
          </chart:axis>
          <chart:axis chart:dimension="y" chart:name="primary-y" chart:style-name="ch6">
            <chart:title svg:x="0.451cm" svg:y="10.568cm" chart:style-name="ch8">
              <text:p>Performance (Mega SquareRoot per Second)</text:p>
            </chart:title>
            <chart:grid chart:style-name="ch9" chart:class="major"/>
          </chart:axis>
          <chart:series chart:style-name="ch10" chart:values-cell-range-address="'vec-vs-novec'.B2:'vec-vs-novec'.B7" chart:label-cell-address="'vec-vs-novec'.B1:'vec-vs-novec'.B1" chart:class="chart:scatter">
            <chart:domain table:cell-range-address="'vec-vs-novec'.A2:'vec-vs-novec'.A7"/>
            <chart:data-point chart:repeated="6"/>
          </chart:series>
          <chart:series chart:style-name="ch11" chart:values-cell-range-address="'vec-vs-novec'.C2:'vec-vs-novec'.C7" chart:label-cell-address="'vec-vs-novec'.C1:'vec-vs-novec'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n-Vec</text:p>
                <draw:g>
                  <svg:desc>'vec-vs-novec'.B1:'vec-vs-novec'.B1</svg:desc>
                </draw:g>
              </table:table-cell>
              <table:table-cell office:value-type="string">
                <text:p>Vec</text:p>
                <draw:g>
                  <svg:desc>'vec-vs-novec'.C1:'vec-vs-novec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vec-vs-novec'.A2:'vec-vs-novec'.A7</svg:desc>
                </draw:g>
              </table:table-cell>
              <table:table-cell office:value-type="float" office:value="1.65">
                <text:p>1.65</text:p>
                <draw:g>
                  <svg:desc>'vec-vs-novec'.B2:'vec-vs-novec'.B7</svg:desc>
                </draw:g>
              </table:table-cell>
              <table:table-cell office:value-type="float" office:value="1.7">
                <text:p>1.7</text:p>
                <draw:g>
                  <svg:desc>'vec-vs-novec'.C2:'vec-vs-novec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17.89">
                <text:p>17.89</text:p>
              </table:table-cell>
              <table:table-cell office:value-type="float" office:value="31.44">
                <text:p>31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">
                <text:p>100000</text:p>
              </table:table-cell>
              <table:table-cell office:value-type="float" office:value="127.41">
                <text:p>127.41</text:p>
              </table:table-cell>
              <table:table-cell office:value-type="float" office:value="103.72">
                <text:p>103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">
                <text:p>1000000</text:p>
              </table:table-cell>
              <table:table-cell office:value-type="float" office:value="310.67">
                <text:p>310.67</text:p>
              </table:table-cell>
              <table:table-cell office:value-type="float" office:value="524.68">
                <text:p>52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0">
                <text:p>10000000</text:p>
              </table:table-cell>
              <table:table-cell office:value-type="float" office:value="471.16">
                <text:p>471.16</text:p>
              </table:table-cell>
              <table:table-cell office:value-type="float" office:value="892.86">
                <text:p>892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501.11">
                <text:p>501.11</text:p>
              </table:table-cell>
              <table:table-cell office:value-type="float" office:value="973.04">
                <text:p>973.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57cm" svg:height="13.661cm" xlink:href=".." xlink:type="simple" chart:class="chart:scatter" chart:style-name="ch1">
        <chart:title svg:x="6.654cm" svg:y="0.409cm" chart:style-name="ch2">
          <text:p>Performance of Non-Vectorized vs. Vectorized</text:p>
        </chart:title>
        <chart:subtitle svg:x="6.495cm" svg:y="1.461cm" chart:style-name="ch3">
          <text:p>on Number of Threads Used, with Data Size = 1000000</text:p>
        </chart:subtitle>
        <chart:legend chart:legend-position="bottom" svg:x="9.307cm" svg:y="12.878cm" style:legend-expansion="wide" chart:style-name="ch4"/>
        <chart:plot-area chart:style-name="ch5" table:cell-range-address="'vec-vs-novec'.E1:'vec-vs-novec'.G4" chart:data-source-has-labels="row" svg:x="1.464cm" svg:y="2.417cm" svg:width="20.74cm" svg:height="9.207cm">
          <chartooo:coordinate-region svg:x="2.271cm" svg:y="2.617cm" svg:width="19.693cm" svg:height="8.36cm"/>
          <chart:axis chart:dimension="x" chart:name="primary-x" chart:style-name="ch6">
            <chart:title svg:x="10.401cm" svg:y="11.897cm" chart:style-name="ch7">
              <text:p>Number of Threads</text:p>
            </chart:title>
          </chart:axis>
          <chart:axis chart:dimension="y" chart:name="primary-y" chart:style-name="ch6">
            <chart:title svg:x="0.451cm" svg:y="10.345cm" chart:style-name="ch8">
              <text:p>Performance (Mega SquareRoot per Second)</text:p>
            </chart:title>
            <chart:grid chart:style-name="ch9" chart:class="major"/>
          </chart:axis>
          <chart:series chart:style-name="ch10" chart:values-cell-range-address="'vec-vs-novec'.F2:'vec-vs-novec'.F4" chart:label-cell-address="'vec-vs-novec'.F1:'vec-vs-novec'.F1" chart:class="chart:scatter">
            <chart:domain table:cell-range-address="'vec-vs-novec'.E2:'vec-vs-novec'.E4"/>
            <chart:data-point chart:repeated="3"/>
          </chart:series>
          <chart:series chart:style-name="ch11" chart:values-cell-range-address="'vec-vs-novec'.G2:'vec-vs-novec'.G4" chart:label-cell-address="'vec-vs-novec'.G1:'vec-vs-novec'.G1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non-vec</text:p>
                <draw:g>
                  <svg:desc>'vec-vs-novec'.F1:'vec-vs-novec'.F1</svg:desc>
                </draw:g>
              </table:table-cell>
              <table:table-cell office:value-type="string">
                <text:p>vec</text:p>
                <draw:g>
                  <svg:desc>'vec-vs-novec'.G1:'vec-vs-novec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vec-vs-novec'.E2:'vec-vs-novec'.E4</svg:desc>
                </draw:g>
              </table:table-cell>
              <table:table-cell office:value-type="float" office:value="123.84">
                <text:p>123.84</text:p>
                <draw:g>
                  <svg:desc>'vec-vs-novec'.F2:'vec-vs-novec'.F4</svg:desc>
                </draw:g>
              </table:table-cell>
              <table:table-cell office:value-type="float" office:value="227.38">
                <text:p>227.38</text:p>
                <draw:g>
                  <svg:desc>'vec-vs-novec'.G2:'vec-vs-novec'.G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1.37">
                <text:p>231.37</text:p>
              </table:table-cell>
              <table:table-cell office:value-type="float" office:value="379.95">
                <text:p>379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27.65">
                <text:p>327.65</text:p>
              </table:table-cell>
              <table:table-cell office:value-type="float" office:value="520.06">
                <text:p>520.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